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0.7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Typ (<text:a xlink:href="http://archwort.dainst.org/de/term/3100" xlink:type="simple">http://archwort.dainst.org/de/term/3100</text:a>)</text:p>
          </table:table-cell>
          <table:table-cell/>
          <table:table-cell table:style-name="ce1" office:value-type="string" calcext:value-type="string">
            <text:p>Zenodo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2"/>
          <table:table-cell office:value-type="string" calcext:value-type="string">
            <text:p><text:a xlink:href="https://zenodo.org/record/2529430" xlink:type="simple">https://zenodo.org/record/2529430</text:a>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<text:a xlink:href="https://zenodo.org/record/2529455" xlink:type="simple">https://zenodo.org/record/2529455</text:a>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6"/>
          <table:table-cell office:value-type="string" calcext:value-type="string">
            <text:p><text:a xlink:href="https://zenodo.org/record/2529457" xlink:type="simple">https://zenodo.org/record/2529457</text:a>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<text:a xlink:href="https://zenodo.org/record/2529463" xlink:type="simple">https://zenodo.org/record/2529463</text:a>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2"/>
          <table:table-cell office:value-type="string" calcext:value-type="string">
            <text:p><text:a xlink:href="https://zenodo.org/record/2529465" xlink:type="simple">https://zenodo.org/record/2529465</text:a>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42XIV</text:p>
          </table:table-cell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BS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hwarz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grau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olzabdruck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m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öt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chwarz-orange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e Standfläche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errodiert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F</text:p>
          </table:table-cell>
          <table:table-cell office:value-type="string" calcext:value-type="string">
            <text:p>hellgraau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innen und außen Bodenzeichen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Bodenzeichen i/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2V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2V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3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3VII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lzabdruck?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6IV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(orange-)schwarz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Wulstrand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68I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68X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69V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hellgrau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70V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range glatt</text:p>
          </table:table-cell>
          <table:table-cell office:value-type="string" calcext:value-type="string">
            <text:p>dunkelgrau innenpoliert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70VI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70X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70XV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70XIX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0.2" calcext:value-type="float">
            <text:p>0,2</text:p>
          </table:table-cell>
          <table:table-cell office:value-type="string" calcext:value-type="string">
            <text:p>Spiralzeichen innen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71X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?</text:p>
          </table:table-cell>
          <table:table-cell table:number-columns-repeated="8"/>
          <table:table-cell office:value-type="string" calcext:value-type="string">
            <text:p>Textilabdruck?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72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„blasiger Boden“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72I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auhe Standfläche; hellgrau</text:p>
          </table:table-cell>
          <table:table-cell office:value-type="string" calcext:value-type="string">
            <text:p>Drehriefen; hellbeige</text:p>
          </table:table-cell>
          <table:table-cell office:value-type="string" calcext:value-type="string">
            <text:p>hellbeige-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1-B6</text:p>
          </table:table-cell>
          <table:table-cell office:value-type="string" calcext:value-type="string">
            <text:p>gehört zu Schale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48IX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F; orange-schwarz</text:p>
          </table:table-cell>
          <table:table-cell office:value-type="string" calcext:value-type="string">
            <text:p>glatt; beige-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.00.0000</text:date>, <text:time style:data-style-name="N2" text:time-value="16:15:45.57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8-12-31T18:43:03.227000000</dc:date>
    <meta:editing-duration>PT23H13M1S</meta:editing-duration>
    <meta:editing-cycles>51</meta:editing-cycles>
    <meta:generator>LibreOffice/5.1.6.2$Windows_x86 LibreOffice_project/07ac168c60a517dba0f0d7bc7540f5afa45f0909</meta:generator>
    <meta:document-statistic meta:table-count="1" meta:cell-count="738" meta:object-count="0"/>
  </office:meta>
</office:document-meta>
</file>